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b793" officeooo:paragraph-rsid="0001b793"/>
    </style:style>
    <style:style style:name="P2" style:family="paragraph" style:parent-style-name="Standard">
      <style:text-properties officeooo:rsid="00034471" officeooo:paragraph-rsid="00034471"/>
    </style:style>
    <style:style style:name="P3" style:family="paragraph" style:parent-style-name="Standard">
      <style:text-properties officeooo:rsid="00046e1b" officeooo:paragraph-rsid="00046e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4c6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Pharmacovigilance?</text:p>
      <text:p text:style-name="P1"/>
      <text:p text:style-name="P1">A <text:span text:style-name="T2">disease</text:span> is a disorder of <text:s/>structure <text:s/>or function in a human especially one that has a known cause and a distinctive group of symptoms or anatomical changes.</text:p>
      <text:p text:style-name="P1"/>
      <text:p text:style-name="P1">A <text:span text:style-name="T1">medicine</text:span> is a compound or preparation used for <text:span text:style-name="T2">treatment or prevention</text:span> of disease.</text:p>
      <text:p text:style-name="P1"/>
      <text:p text:style-name="P1">A <text:span text:style-name="T1">vaccine </text:span>is a substance used to <text:span text:style-name="T2">stimulate</text:span> the production of anti-bodies and provide <text:span text:style-name="T2">immunity</text:span> against one or several diseases, prepared from the <text:span text:style-name="T2">causative agent </text:span>of a disease, its product, or a synthetic substitute, <text:span text:style-name="T2">treated </text:span>to act as an antigen <text:span text:style-name="T2">without inducing </text:span>the disease.</text:p>
      <text:p text:style-name="P1"/>
      <text:p text:style-name="P2">A side effect is a secondary, typically undesirable effect of a drug or medical treatment.</text:p>
      <text:p text:style-name="P2"/>
      <text:p text:style-name="P3">Undesirable effect is something that is not wanted</text:p>
      <text:p text:style-name="P3"/>
      <text:p text:style-name="P3">Unexpected effect is something that is not intended to happen or regarded as unlikely to happen.</text:p>
      <text:p text:style-name="P3"/>
      <text:p text:style-name="P3">Detection is the action or process of identifying the presence of something concealed.</text:p>
      <text:p text:style-name="P3"/>
      <text:p text:style-name="P3"><text:span text:style-name="T3">Assessment</text:span> is the evaluation or estimation of the nature, <text:span text:style-name="T3">quality, or ability of someone or someth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Sans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Sans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i Sarath</meta:initial-creator>
    <meta:creation-date>2021-11-26T12:23:16.921819992</meta:creation-date>
    <dc:date>2021-11-26T14:04:01.969886456</dc:date>
    <dc:creator>Sasi Sarath</dc:creator>
    <meta:editing-duration>PT48M21S</meta:editing-duration>
    <meta:editing-cycles>1</meta:editing-cycles>
    <meta:document-statistic meta:table-count="0" meta:image-count="0" meta:object-count="0" meta:page-count="1" meta:paragraph-count="9" meta:word-count="157" meta:character-count="965" meta:non-whitespace-character-count="815"/>
    <meta:generator>LibreOffice/6.1.5.2$Linux_X86_64 LibreOffice_project/10$Build-2</meta:generator>
  </office:meta>
</office:document-meta>
</file>